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3.052cm" fo:min-width="4.326cm"/>
      <style:paragraph-properties style:writing-mode="lr-tb"/>
    </style:style>
    <style:style style:name="gr2" style:family="graphic" style:parent-style-name="standard">
      <style:graphic-properties draw:fill-color="#e0c2cd" draw:textarea-horizontal-align="justify" draw:textarea-vertical-align="middle" draw:auto-grow-height="false" fo:min-height="3.179cm" fo:min-width="4.326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3.56cm" fo:min-width="6.009cm"/>
      <style:paragraph-properties style:writing-mode="lr-tb"/>
    </style:style>
    <style:style style:name="gr4" style:family="graphic" style:parent-style-name="standard">
      <style:graphic-properties draw:fill-color="#fff5ce" draw:textarea-horizontal-align="justify" draw:textarea-vertical-align="middle" draw:auto-grow-height="false" fo:min-height="5.211cm" fo:min-width="7.374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2.544cm" fo:min-width="4.3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703cm"/>
      <style:paragraph-properties style:writing-mode="lr-tb"/>
    </style:style>
    <style:style style:name="gr8" style:family="graphic" style:parent-style-name="standard">
      <style:graphic-properties svg:stroke-color="#2a6099" draw:fill-color="#dee6ef" draw:textarea-horizontal-align="justify" draw:textarea-vertical-align="middle" draw:auto-grow-height="false" fo:min-height="2.925cm" fo:min-width="8.136cm"/>
      <style:paragraph-properties style:writing-mode="lr-tb"/>
    </style:style>
    <style:style style:name="gr9" style:family="graphic" style:parent-style-name="standard">
      <style:graphic-properties svg:stroke-color="#2a6099" draw:fill-color="#dee7e5" draw:textarea-horizontal-align="justify" draw:textarea-vertical-align="middle" draw:auto-grow-height="false" fo:min-height="4.068cm" fo:min-width="5.596cm"/>
      <style:paragraph-properties style:writing-mode="lr-tb"/>
    </style:style>
    <style:style style:name="gr10" style:family="graphic" style:parent-style-name="standard">
      <style:graphic-properties draw:fill-color="#ffffa6" draw:textarea-horizontal-align="justify" draw:textarea-vertical-align="middle" draw:auto-grow-height="false" fo:min-height="2.29cm" fo:min-width="5.723cm"/>
      <style:paragraph-properties style:writing-mode="lr-tb"/>
    </style:style>
    <style:style style:name="gr11" style:family="graphic" style:parent-style-name="standard">
      <style:graphic-properties draw:fill-color="#ffdbb6" draw:textarea-horizontal-align="justify" draw:textarea-vertical-align="middle" draw:auto-grow-height="false" fo:min-height="4.703cm" fo:min-width="6.104cm"/>
      <style:paragraph-properties style:writing-mode="lr-tb"/>
    </style:style>
    <style:style style:name="gr12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3" style:family="graphic" style:parent-style-name="standard">
      <style:graphic-properties draw:fill-color="#dde8cb" draw:textarea-horizontal-align="justify" draw:textarea-vertical-align="middle" draw:auto-grow-height="false" fo:min-height="3.052cm" fo:min-width="5.34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loext:graphic-properties draw:fill-color="#e0c2cd"/>
      <style:paragraph-properties fo:text-align="center" style:writing-mode="lr-tb"/>
    </style:style>
    <style:style style:name="P4" style:family="paragraph">
      <loext:graphic-properties draw:fill-color="#e8f2a1"/>
      <style:paragraph-properties fo:text-align="center" style:writing-mode="lr-tb"/>
    </style:style>
    <style:style style:name="P5" style:family="paragraph">
      <loext:graphic-properties draw:fill-color="#fff5ce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2a6099" fo:font-size="26pt" fo:font-weight="bold" style:font-weight-asian="bold" style:font-weight-complex="bold"/>
    </style:style>
    <style:style style:name="P10" style:family="paragraph">
      <loext:graphic-properties draw:fill-color="#dee6ef"/>
      <style:paragraph-properties fo:text-align="center" style:writing-mode="lr-tb"/>
    </style:style>
    <style:style style:name="P11" style:family="paragraph">
      <loext:graphic-properties draw:fill-color="#dee7e5"/>
      <style:paragraph-properties fo:text-align="center" style:writing-mode="lr-tb"/>
    </style:style>
    <style:style style:name="P12" style:family="paragraph">
      <loext:graphic-properties draw:fill-color="#ffffa6"/>
      <style:paragraph-properties fo:text-align="center"/>
    </style:style>
    <style:style style:name="P13" style:family="paragraph">
      <loext:graphic-properties draw:fill-color="#ffdbb6"/>
      <style:paragraph-properties fo:text-align="center"/>
    </style:style>
    <style:style style:name="P14" style:family="paragraph">
      <loext:graphic-properties draw:fill-color="#dde8cb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2a6099" fo:font-size="26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826cm" svg:height="3.302cm" svg:x="1.635cm" svg:y="2.143cm">
          <text:p text:style-name="P1">Input data</text:p>
          <text:p text:style-name="P1">(text, file, link)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826cm" svg:height="3.429cm" svg:x="7.985cm" svg:y="2.143cm">
          <text:p text:style-name="P1">Files and links</text:p>
          <text:p text:style-name="P1">are</text:p>
          <text:p text:style-name="P1">converted to</text:p>
          <text:p text:style-name="P1">TXT files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6.509cm" svg:height="3.81cm" svg:x="14.081cm" svg:y="3.667cm">
          <text:p text:style-name="P1">TXT files are checked</text:p>
          <text:p text:style-name="P1">for the content</text:p>
          <text:p text:style-name="P1"><text:span text:style-name="T1">safety, category</text:span></text:p>
          <text:p text:style-name="P1"><text:span text:style-name="T1">and siz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7.874cm" svg:height="5.461cm" svg:x="9.001cm" svg:y="14.208cm">
          <text:p text:style-name="P1">Depending on the file</text:p>
          <text:p text:style-name="P1">category, some <text:span text:style-name="T1">paths</text:span></text:p>
          <text:p text:style-name="P1">are added to AI’s prompt.</text:p>
          <text:p text:style-name="P1">Other content</text:p>
          <text:p text:style-name="P1">are converted to</text:p>
          <text:p text:style-name="P1"><text:span text:style-name="T1">Vector store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588cm" svg:y1="3.794cm" svg:x2="7.858cm" svg:y2="3.794cm">
          <text:p/>
        </draw:line>
        <draw:custom-shape draw:style-name="gr6" draw:text-style-name="P7" xml:id="id8" draw:id="id8" draw:layer="layout" svg:width="4.826cm" svg:height="2.794cm" svg:x="15.764cm" svg:y="10.652cm">
          <text:p text:style-name="P1">Unsafe files are </text:p>
          <text:p text:style-name="P1">not processed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7.271cm" svg:height="4.953cm" svg:x="7.318cm" svg:y="7.985cm">
          <draw:text-box>
            <text:p text:style-name="P8"><text:span text:style-name="T2">Upstream Data Processing</text:span></text:p>
          </draw:text-box>
        </draw:frame>
        <draw:custom-shape draw:style-name="gr8" draw:text-style-name="P10" xml:id="id6" draw:id="id6" draw:layer="layout" svg:width="8.636cm" svg:height="3.175cm" svg:x="9.001cm" svg:y="23.765cm">
          <text:p text:style-name="P1">Vector store is used by AI</text:p>
          <text:p text:style-name="P1">as <text:span text:style-name="T1">vector retriever tools 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5" draw:id="id5" draw:layer="layout" svg:width="6.096cm" svg:height="4.318cm" svg:x="1.889cm" svg:y="22.59cm">
          <text:p text:style-name="P1">File paths in the </text:p>
          <text:p text:style-name="P1">prompt are </text:p>
          <text:p text:style-name="P1">extracted by </text:p>
          <text:p text:style-name="P1"><text:span text:style-name="T1">custom tools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2" draw:id="id2" draw:layer="layout" svg:width="6.223cm" svg:height="2.54cm" svg:x="1cm" svg:y="6.334cm">
          <text:p text:style-name="P8">Text input are </text:p>
          <text:p text:style-name="P8">categorized based </text:p>
          <text:p text:style-name="P8">on content <text:s/></text:p>
          <draw:enhanced-geometry svg:viewBox="0 0 21600 21600" draw:type="rectangle" draw:enhanced-path="M 0 0 L 21600 0 21600 21600 0 21600 0 0 Z N"/>
        </draw:custom-shape>
        <draw:custom-shape draw:style-name="gr11" draw:text-style-name="P13" xml:id="id3" draw:id="id3" draw:layer="layout" svg:width="6.604cm" svg:height="4.953cm" svg:x="0.873cm" svg:y="10.017cm">
          <text:p text:style-name="P8">Some user request</text:p>
          <text:p text:style-name="P8"><text:s/>are linked directly to</text:p>
          <text:p text:style-name="P8">custom tools, </text:p>
          <text:p text:style-name="P8">some are added </text:p>
          <text:p text:style-name="P8">to prompt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draw:type="line" svg:x1="4.048cm" svg:y1="5.445cm" svg:x2="4.111cm" svg:y2="6.334cm" draw:start-shape="id1" draw:start-glue-point="2" draw:end-shape="id2" draw:end-glue-point="0" svg:d="M4048 5445l63 889" svg:viewBox="0 0 64 890">
          <text:p/>
        </draw:connector>
        <draw:connector draw:style-name="gr5" draw:text-style-name="P6" draw:layer="layout" draw:type="line" svg:x1="4.111cm" svg:y1="8.874cm" svg:x2="4.175cm" svg:y2="10.017cm" draw:start-shape="id2" draw:start-glue-point="2" draw:end-shape="id3" svg:d="M4111 8874l64 1143" svg:viewBox="0 0 65 1144">
          <text:p/>
        </draw:connector>
        <draw:connector draw:style-name="gr5" draw:text-style-name="P6" draw:layer="layout" draw:type="line" svg:x1="12.938cm" svg:y1="19.669cm" svg:x2="4.937cm" svg:y2="22.59cm" draw:start-shape="id4" draw:start-glue-point="2" draw:end-shape="id5" draw:end-glue-point="0" svg:d="M12938 19669l-8001 2921" svg:viewBox="0 0 8002 2922">
          <text:p/>
        </draw:connector>
        <draw:connector draw:style-name="gr5" draw:text-style-name="P6" draw:layer="layout" draw:type="line" svg:x1="12.938cm" svg:y1="19.669cm" svg:x2="13.319cm" svg:y2="23.765cm" draw:start-shape="id4" draw:start-glue-point="2" draw:end-shape="id6" draw:end-glue-point="0" svg:d="M12938 19669l381 4096" svg:viewBox="0 0 382 4097">
          <text:p/>
        </draw:connector>
        <draw:connector draw:style-name="gr12" draw:text-style-name="P6" draw:layer="layout" draw:type="line" svg:x1="17.335cm" svg:y1="7.477cm" svg:x2="18.177cm" svg:y2="10.652cm" draw:start-shape="id7" draw:start-glue-point="2" draw:end-shape="id8" draw:end-glue-point="0" svg:d="M17335 7477l842 3175" svg:viewBox="0 0 843 3176">
          <text:p/>
        </draw:connector>
        <draw:connector draw:style-name="gr5" draw:text-style-name="P6" draw:layer="layout" draw:type="line" svg:x1="17.335cm" svg:y1="7.477cm" svg:x2="12.938cm" svg:y2="14.208cm" draw:start-shape="id7" draw:start-glue-point="2" draw:end-shape="id4" draw:end-glue-point="0" svg:d="M17335 7477l-4397 6731" svg:viewBox="0 0 4398 6732">
          <text:p/>
        </draw:connector>
        <draw:custom-shape draw:style-name="gr13" draw:text-style-name="P14" xml:id="id9" draw:id="id9" draw:layer="layout" svg:width="5.842cm" svg:height="3.302cm" svg:x="1.254cm" svg:y="16.367cm">
          <text:p text:style-name="P8">Most inputs are </text:p>
          <text:p text:style-name="P8">fed directly to LLM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draw:type="line" svg:x1="4.175cm" svg:y1="14.97cm" svg:x2="4.175cm" svg:y2="16.367cm" draw:start-shape="id3" draw:start-glue-point="2" draw:end-shape="id9" draw:end-glue-point="0" svg:d="M4175 14970v1397" svg:viewBox="0 0 1 1398">
          <text:p/>
        </draw:connector>
        <draw:connector draw:style-name="gr5" draw:text-style-name="P6" draw:layer="layout" draw:type="line" svg:x1="12.811cm" svg:y1="3.857cm" svg:x2="14.081cm" svg:y2="5.572cm" draw:start-shape="id10" draw:start-glue-point="1" draw:end-shape="id7" svg:d="M12811 3857l1270 1715" svg:viewBox="0 0 1271 171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11:27:33.571939481</meta:creation-date>
    <dc:date>2023-10-26T16:39:45.759567962</dc:date>
    <meta:editing-duration>PT4H54M5S</meta:editing-duration>
    <meta:editing-cycles>24</meta:editing-cycles>
    <meta:generator>LibreOffice/6.4.7.2$Linux_X86_64 LibreOffice_project/40$Build-2</meta:generator>
    <meta:document-statistic meta:object-count="20"/>
  </office:meta>
</office:document-meta>
</file>